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0171" officeooo:paragraph-rsid="00000171" style:font-weight-asian="bold" style:font-weight-complex="bold"/>
    </style:style>
    <style:style style:name="P2" style:family="paragraph" style:parent-style-name="Standard">
      <style:paragraph-properties fo:text-align="start" style:justify-single-word="false"/>
      <style:text-properties fo:font-weight="normal" officeooo:rsid="00000171" officeooo:paragraph-rsid="00000171" style:font-weight-asian="normal" style:font-weight-complex="normal"/>
    </style:style>
    <style:style style:name="T1" style:family="text">
      <style:text-properties officeooo:rsid="0000ab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vidual Paper Proposal</text:p>
      <text:p text:style-name="P1"/>
      <text:p text:style-name="P2"><text:tab/>Introduction part of the paper is going to provide some reflections and justified information about reading and textual information concepts. Such questions as What Is Reading? and What Is Textual Information? are being discussed. Two concurrent contexts are reviewed: human brain and computer processor. This theoretical part is to help to understand the nature of information encoding, particularly of texts. </text:p>
      <text:p text:style-name="P2"><text:tab/><text:span text:style-name="T1">Then the main goal of the base work will be defined: to encode human readable dictionary text from the lexicographic point of view. And the second general goal: to achieve XML/TEI P standard which is proposed as a way towards the global data interchange (TextGrid). </text:span></text:p>
      <text:p text:style-name="P2"><text:tab/><text:span text:style-name="T1">Methodology part introduce dictionary as a hierarchic data structure conveyed in human perceptible/readable form. Where rules for the structure interpretation rather understood intuitively or, if required, available explicitly in the description part of paper-based edition. Based on this rules the structural schema (lexicographic schema) is created which is the background for text’s logical structure encoding, i.e. conversion to a computer-readable format. Encoding procedure involves structural elements recognition and their markup, which is to be implemented programmatical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5:49:20.846385428</meta:creation-date>
    <dc:date>2017-05-15T16:16:35.122275446</dc:date>
    <meta:editing-duration>PT5M3S</meta:editing-duration>
    <meta:editing-cycles>1</meta:editing-cycles>
    <meta:document-statistic meta:table-count="0" meta:image-count="0" meta:object-count="0" meta:page-count="1" meta:paragraph-count="4" meta:word-count="184" meta:character-count="1289" meta:non-whitespace-character-count="1103"/>
    <meta:generator>LibreOffice/5.2.3.3$Linux_x86 LibreOffice_project/d54a8868f08a7b39642414cf2c8ef2f228f780cf</meta:generator>
  </office:meta>
</office:document-meta>
</file>